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4" style:family="paragraph" style:parent-style-name="Standard">
      <style:text-properties style:font-name="Verdana" fo:font-weight="bold" officeooo:rsid="005fa02f" officeooo:paragraph-rsid="00630151" style:font-weight-asian="bold" style:font-weight-complex="bold"/>
    </style:style>
    <style:style style:name="P5" style:family="paragraph" style:parent-style-name="Standard">
      <style:text-properties style:font-name="Verdana" fo:font-weight="bold" officeooo:rsid="00630151" officeooo:paragraph-rsid="00630151" style:font-weight-asian="bold" style:font-weight-complex="bold"/>
    </style:style>
    <style:style style:name="P6" style:family="paragraph" style:parent-style-name="Standard">
      <style:text-properties style:font-name="Verdana" fo:font-weight="bold" officeooo:rsid="0061f05a" officeooo:paragraph-rsid="0061f05a" style:font-weight-asian="bold" style:font-weight-complex="bold"/>
    </style:style>
    <style:style style:name="P7" style:family="paragraph" style:parent-style-name="Standard">
      <style:text-properties style:font-name="Verdana" fo:font-weight="bold" officeooo:rsid="006704e0" officeooo:paragraph-rsid="006704e0" style:font-weight-asian="bold" style:font-weight-complex="bold"/>
    </style:style>
    <style:style style:name="P8" style:family="paragraph" style:parent-style-name="Standard">
      <style:text-properties style:font-name="Verdana" fo:font-weight="bold" officeooo:rsid="006740ed" officeooo:paragraph-rsid="006740ed" style:font-weight-asian="bold" style:font-weight-complex="bold"/>
    </style:style>
    <style:style style:name="P9" style:family="paragraph" style:parent-style-name="Standard">
      <style:text-properties style:font-name="Verdana" officeooo:rsid="000560e0" officeooo:paragraph-rsid="000560e0"/>
    </style:style>
    <style:style style:name="P10" style:family="paragraph" style:parent-style-name="Standard">
      <style:text-properties style:font-name="Verdana" officeooo:rsid="000648ff" officeooo:paragraph-rsid="000648ff"/>
    </style:style>
    <style:style style:name="P11" style:family="paragraph" style:parent-style-name="Standard">
      <style:text-properties style:font-name="Verdana" officeooo:rsid="005fa02f" officeooo:paragraph-rsid="005fa02f"/>
    </style:style>
    <style:style style:name="P12" style:family="paragraph" style:parent-style-name="Standard">
      <style:text-properties style:font-name="Verdana" officeooo:rsid="005fa02f" officeooo:paragraph-rsid="00630151"/>
    </style:style>
    <style:style style:name="P13" style:family="paragraph" style:parent-style-name="Standard">
      <style:text-properties style:font-name="Verdana" officeooo:rsid="006080fe" officeooo:paragraph-rsid="00630151"/>
    </style:style>
    <style:style style:name="P14" style:family="paragraph" style:parent-style-name="Standard">
      <style:text-properties style:font-name="Verdana" officeooo:rsid="0061f05a" officeooo:paragraph-rsid="0061f05a"/>
    </style:style>
    <style:style style:name="P15" style:family="paragraph" style:parent-style-name="Standard">
      <style:text-properties style:font-name="Verdana" officeooo:rsid="00630151" officeooo:paragraph-rsid="00630151"/>
    </style:style>
    <style:style style:name="P16" style:family="paragraph" style:parent-style-name="Standard">
      <style:text-properties style:font-name="Verdana" officeooo:rsid="00246ab9" officeooo:paragraph-rsid="00630151"/>
    </style:style>
    <style:style style:name="P17" style:family="paragraph" style:parent-style-name="Standard">
      <style:text-properties style:font-name="Verdana" fo:font-weight="normal" officeooo:rsid="006740ed" officeooo:paragraph-rsid="006740ed" style:font-weight-asian="normal" style:font-weight-complex="normal"/>
    </style:style>
    <style:style style:name="P18" style:family="paragraph" style:parent-style-name="Standard">
      <style:text-properties style:font-name="Verdana" officeooo:rsid="0068a0f9" officeooo:paragraph-rsid="0068a0f9"/>
    </style:style>
    <style:style style:name="P19" style:family="paragraph" style:parent-style-name="Standard">
      <style:text-properties style:font-name="Verdana" officeooo:rsid="006a47a7" officeooo:paragraph-rsid="006a47a7"/>
    </style:style>
    <style:style style:name="P20" style:family="paragraph" style:parent-style-name="Standard">
      <style:paragraph-properties fo:break-before="page"/>
      <style:text-properties style:font-name="Verdana" fo:font-weight="bold" officeooo:rsid="00630151" officeooo:paragraph-rsid="00630151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Verdana" officeooo:rsid="0068a0f9" officeooo:paragraph-rsid="0068a0f9"/>
    </style:style>
    <style:style style:name="P22" style:family="paragraph" style:parent-style-name="Standard">
      <style:text-properties style:font-name="Verdana" officeooo:rsid="0068a0f9" officeooo:paragraph-rsid="0061f05a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58fe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6c1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Design Thinking</text:span></text:p>
      <text:p text:style-name="P1"/>
      <text:p text:style-name="P2">Módulo 1</text:p>
      <text:p text:style-name="P9"/>
      <text:p text:style-name="P2"><text:span text:style-name="T1">Sesión</text:span> 1: <text:span text:style-name="T5">Octubre</text:span><text:span text:style-name="T1"> </text:span><text:span text:style-name="T5">1</text:span><text:span text:style-name="T2">9 </text:span>de 2021</text:p>
      <text:p text:style-name="P9"/>
      <text:p text:style-name="P10">Profesor: </text:p>
      <text:p text:style-name="P11"/>
      <text:p text:style-name="P11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5T14:36:49.818000000</dc:date>
    <meta:editing-duration>PT19H40M52S</meta:editing-duration>
    <meta:editing-cycles>56</meta:editing-cycles>
    <meta:document-statistic meta:table-count="0" meta:image-count="0" meta:object-count="0" meta:page-count="1" meta:paragraph-count="4" meta:word-count="11" meta:character-count="61" meta:non-whitespace-character-count="53"/>
  </office:meta>
</office:document-meta>
</file>